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495b1"/>
    </style:style>
    <style:style style:name="T24" style:family="text">
      <style:text-properties officeooo:rsid="0035add9"/>
    </style:style>
    <style:style style:name="T25" style:family="text">
      <style:text-properties officeooo:rsid="0035e7ff"/>
    </style:style>
    <style:style style:name="T26" style:family="text">
      <style:text-properties officeooo:rsid="0038b4fa"/>
    </style:style>
    <style:style style:name="T27" style:family="text">
      <style:text-properties officeooo:rsid="000d6e79"/>
    </style:style>
    <style:style style:name="T28" style:family="text">
      <style:text-properties officeooo:rsid="0011179b"/>
    </style:style>
    <style:style style:name="T29" style:family="text">
      <style:text-properties officeooo:rsid="0039822d"/>
    </style:style>
    <style:style style:name="T30" style:family="text">
      <style:text-properties officeooo:rsid="003b2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7"> </text:span><text:span text:style-name="T28">but will only include any given file once. Gawk will produce an error message if the same file is included through both -i &amp; -f. Currently we just ignore the issue, </text:span><text:span text:style-name="T29">should fix</text:span><text:span text:style-name="T28">. </text:span><text:span text:style-name="T30">Priority high.</text:span></text:p>
      <text:p text:style-name="P7">@include <text:span text:style-name="T19">(gawk extension) unplanned. </text:span><text:span text:style-name="T20">Would require major changes to the lexer.</text:span></text:p>
      <text:p text:style-name="P30">@namespace<text:span text:style-name="T1"> </text:span><text:span text:style-name="T19">(gawk extension) unplanned </text:span>but looks very interesting. <text:span text:style-name="T20">Would require some changes to the lexer and quite likely the symbol table, these could be done with one eye on @include in case it is later implemented.</text:span></text:p>
      <text:p text:style-name="P31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4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<text:soft-page-break/>A missing pattern shall match any record of input, and a missing action shall be equivalent to:</text:p>
      <text:p text:style-name="P5">{ print }”</text:p>
      <text:p text:style-name="P18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text:span text:style-name="T23">s implemented</text:span></text:p>
      <text:p text:style-name="P14">other I/O not implemented yet. Priority of each case needs t<text:span text:style-name="T23">o</text:span> be determined.</text:p>
      <text:p text:style-name="P12">Expressions</text:p>
      <text:p text:style-name="P26">Most unary &amp; binary operators are recognised and passed straight through to Python, ev<text:span text:style-name="T14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1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The current one is very bad &amp; I doubt it correctly handles any but the simplest of patterns (/.../). <text:span text:style-name="T3">It needs replacing,</text:span> either a total rewrite or modify the parser available in the Python library. The rewrite would enable us to support namespaces and @include files.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<text:soft-page-break/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7"><text:span text:style-name="T4">-</text:span><text:span text:style-name="T5">v var=value (nawk) </text:span><text:span text:style-name="T18">implemented for scalars. Need to research how it affects arrays</text:span></text:p>
      <text:p text:style-name="P32">var=value variable-assignment arguments (since early awk) implemented. </text:p>
      <text:p text:style-name="P22">-F <text:span text:style-name="T6">x, planned low or medium priority (equivalent to -v FS=x)</text:span></text:p>
      <text:p text:style-name="P15">Environment Variables</text:p>
      <text:p text:style-name="P17"><text:span text:style-name="T18">ENVIRON Read implemented by copying to a local dict </text:span><text:span text:style-name="T26">during start-up</text:span><text:span text:style-name="T18">. No reverse copy provided, </text:span><text:span text:style-name="T26">required before creating the ability to execute external programs, m</text:span><text:span text:style-name="T18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printf, sub, system. <text:span text:style-name="T16">All high priority.</text:span></text:p>
      <text:p text:style-name="P20">GAWK extensions</text:p>
      <text:p text:style-name="P21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1">mkbool(<text:span text:style-name="T11">) unimplemented. Priority uncertain</text:span></text:p>
      <text:p text:style-name="P27">asort, asorti. Unimplemented. Medium priority</text:p>
      <text:p text:style-name="P27">gensub. <text:span text:style-name="T12">Unimplemented, low priority</text:span></text:p>
      <text:p text:style-name="P27">patsplit, strtonum. <text:span text:style-name="T13">Unimplemented, uncertain </text:span><text:span text:style-name="T25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8">Implemented: </text:span><text:span text:style-name="T7">ARGC, </text:span>ARGV, ENVIRON, FILENAME, FNR, FS, NF, NR, OFS <text:s/></text:p>
      <text:p text:style-name="P25"><text:span text:style-name="T9">Not Implemented (priority medium-high) </text:span><text:span text:style-name="T18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38</meta:editing-cycles>
    <meta:creation-date>2008-08-22T11:41:04</meta:creation-date>
    <dc:date>2022-09-22T17:45:32.009643230</dc:date>
    <meta:editing-duration>PT11H6M36S</meta:editing-duration>
    <meta:document-statistic meta:table-count="0" meta:image-count="0" meta:object-count="0" meta:page-count="4" meta:paragraph-count="71" meta:word-count="877" meta:character-count="5705" meta:non-whitespace-character-count="4893"/>
  </office:meta>
</office:document-meta>
</file>